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style:font-size-asian="10pt" style:font-size-complex="10pt"/>
    </style:style>
    <style:style style:name="P2" style:family="paragraph" style:parent-style-name="Standard">
      <style:paragraph-properties fo:text-align="justify" style:justify-single-word="false" fo:padding="0.035cm" fo:border="0.26pt solid #000000" style:shadow="none"/>
      <style:text-properties style:font-name="Arial" fo:font-size="8pt" style:font-size-asian="8pt" style:font-size-complex="8pt"/>
    </style:style>
    <style:style style:name="P3" style:family="paragraph" style:parent-style-name="Standard">
      <style:paragraph-properties fo:text-align="justify" style:justify-single-word="false" fo:padding="0.035cm" fo:border="0.26pt solid #000000" style:shadow="none"/>
      <style:text-properties style:font-name="Arial" fo:font-size="10pt" style:font-size-asian="10pt" style:font-size-complex="10pt"/>
    </style:style>
    <style:style style:name="P4" style:family="paragraph" style:parent-style-name="Standard">
      <style:paragraph-properties fo:margin-left="1.27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5" style:family="paragraph" style:parent-style-name="Standard" style:list-style-name="L1">
      <style:paragraph-properties fo:text-align="justify" style:justify-single-word="false"/>
      <style:text-properties style:font-name="Arial" fo:font-size="10pt" style:font-size-asian="10pt" style:font-size-complex="10pt"/>
    </style:style>
    <style:style style:name="P6" style:family="paragraph" style:parent-style-name="Standard" style:list-style-name="L2">
      <style:paragraph-properties fo:text-align="justify" style:justify-single-word="false"/>
      <style:text-properties style:font-name="Arial" fo:font-size="10pt" style:font-size-asian="10pt" style:font-size-complex="10pt"/>
    </style:style>
    <style:style style:name="P7" style:family="paragraph" style:parent-style-name="Standard" style:list-style-name="L2">
      <style:paragraph-properties fo:text-align="justify" style:justify-single-word="false"/>
      <style:text-properties style:font-name="Arial" fo:font-size="10pt" officeooo:paragraph-rsid="0005e83c" style:font-size-asian="10pt" style:font-size-complex="10pt"/>
    </style:style>
    <style:style style:name="P8" style:family="paragraph" style:parent-style-name="Standard" style:list-style-name="L2">
      <style:paragraph-properties fo:text-align="justify" style:justify-single-word="false"/>
      <style:text-properties style:font-name="Arial" fo:font-size="10pt" officeooo:rsid="0005e83c" officeooo:paragraph-rsid="0005e83c" style:font-size-asian="10pt" style:font-size-complex="10pt"/>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2">
      <style:paragraph-properties fo:text-align="justify" style:justify-single-word="false"/>
      <style:text-properties officeooo:paragraph-rsid="0005e83c"/>
    </style:style>
    <style:style style:name="P11" style:family="paragraph" style:parent-style-name="Standard" style:list-style-name="L3">
      <style:paragraph-properties fo:text-align="justify" style:justify-single-word="false"/>
      <style:text-properties officeooo:paragraph-rsid="0005e83c"/>
    </style:style>
    <style:style style:name="P12" style:family="paragraph" style:parent-style-name="Títol_20_1" style:master-page-name="MP0">
      <style:paragraph-properties fo:margin-top="0.021cm" fo:margin-bottom="0cm" loext:contextual-spacing="false" style:page-number="auto" fo:break-before="page"/>
      <style:text-properties fo:font-size="16pt" style:font-size-asian="16pt" style:font-size-complex="16pt"/>
    </style:style>
    <style:style style:name="P13" style:family="paragraph" style:parent-style-name="Títol_20_1">
      <style:paragraph-properties fo:margin-top="0.021cm" fo:margin-bottom="0cm" loext:contextual-spacing="false"/>
      <style:text-properties fo:font-size="16pt" style:font-size-asian="16pt" style:font-size-complex="16pt"/>
    </style:style>
    <style:style style:name="T1" style:family="text">
      <style:text-properties style:font-name="Arial" fo:font-size="10pt" style:font-size-asian="10pt" style:font-size-complex="10pt"/>
    </style:style>
    <style:style style:name="T2" style:family="text">
      <style:text-properties style:font-name="Arial" fo:font-size="10pt" fo:font-style="italic" style:font-size-asian="10pt" style:font-style-asian="italic" style:font-size-complex="10pt" style:font-style-complex="italic"/>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886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Pràctica DAM2-M03-PT31:</text:h>
      <text:h text:style-name="P13" text:outline-level="1">School manager with ExistDb+XQJ persistence</text:h>
      <text:p text:style-name="P1"/>
      <text:p text:style-name="P1">Crear una aplicació per a la gestió d’una escola. Les dades a gestionar són els grups, els alumnes i les inscripcions dels alumnes als grups.</text:p>
      <text:p text:style-name="P1"/>
      <text:p text:style-name="P1">La definició dels tipus de dades és la següent:</text:p>
      <text:p text:style-name="P1"/>
      <text:p text:style-name="P2">&lt;?xml version="1.0"?&gt;</text:p>
      <text:p text:style-name="P2"/>
      <text:p text:style-name="P2">&lt;xs:schema version="1.0" xmlns:xs="http://www.w3.org/2001/XMLSchema" elementFormDefault="qualified"&gt;</text:p>
      <text:p text:style-name="P2"><text:s text:c="4"/></text:p>
      <text:p text:style-name="P2"><text:s text:c="4"/>&lt;xs:element name="school" type="typeSchool"/&gt;</text:p>
      <text:p text:style-name="P2"><text:s text:c="4"/></text:p>
      <text:p text:style-name="P2"><text:s text:c="4"/>&lt;xs:complexType name="typeSchool"&gt;</text:p>
      <text:p text:style-name="P2"><text:s text:c="8"/>&lt;xs:sequence&gt;</text:p>
      <text:p text:style-name="P2"><text:s text:c="12"/>&lt;xs:element name="groups" type="typeGroups"/&gt;</text:p>
      <text:p text:style-name="P2"><text:s text:c="10"/>&lt;/xs:sequence&gt;</text:p>
      <text:p text:style-name="P2"><text:s text:c="4"/>&lt;/xs:complexType&gt;</text:p>
      <text:p text:style-name="P2"><text:s text:c="4"/></text:p>
      <text:p text:style-name="P2"><text:s text:c="4"/>&lt;xs:complexType name="typeGroups"&gt;</text:p>
      <text:p text:style-name="P2"><text:s text:c="8"/>&lt;xs:sequence&gt;</text:p>
      <text:p text:style-name="P2"><text:s text:c="12"/>&lt;xs:element name="group" type="typeGroup" minOccurs="0" maxOccurs="unbounded"/&gt;</text:p>
      <text:p text:style-name="P2"><text:s text:c="8"/>&lt;/xs:sequence&gt;</text:p>
      <text:p text:style-name="P2"><text:s text:c="4"/>&lt;/xs:complexType&gt;</text:p>
      <text:p text:style-name="P2"><text:s text:c="4"/></text:p>
      <text:p text:style-name="P2"><text:s text:c="4"/>&lt;xs:complexType name="typeStudents"&gt;</text:p>
      <text:p text:style-name="P2"><text:s text:c="8"/>&lt;xs:sequence&gt;</text:p>
      <text:p text:style-name="P2"><text:s text:c="12"/>&lt;xs:element name="student" type="typeStudent" minOccurs="0" maxOccurs="unbounded"/&gt;</text:p>
      <text:p text:style-name="P2"><text:s text:c="8"/>&lt;/xs:sequence&gt;</text:p>
      <text:p text:style-name="P2"><text:s text:c="4"/>&lt;/xs:complexType&gt;</text:p>
      <text:p text:style-name="P2"><text:s text:c="4"/></text:p>
      <text:p text:style-name="P2"><text:s text:c="4"/>&lt;xs:complexType name="typeGroup" mixed="true"&gt;</text:p>
      <text:p text:style-name="P2"><text:s text:c="8"/>&lt;xs:sequence&gt;</text:p>
      <text:p text:style-name="P2"><text:s text:c="12"/>&lt;xs:element name="groupname" type="xs:string"/&gt;</text:p>
      <text:p text:style-name="P2"><text:s text:c="12"/>&lt;xs:element name="duration" type="xs:positiveInteger"/&gt;</text:p>
      <text:p text:style-name="P2"><text:s text:c="12"/>&lt;xs:element name="description" type="xs:string"/&gt;</text:p>
      <text:p text:style-name="P2"><text:s text:c="12"/>&lt;xs:element name="enrolled" type="typeStudents"/&gt;</text:p>
      <text:p text:style-name="P2"><text:s text:c="8"/>&lt;/xs:sequence&gt;</text:p>
      <text:p text:style-name="P2"><text:s text:c="8"/>&lt;xs:attribute name="id" type="xs:ID" use="required"/&gt;</text:p>
      <text:p text:style-name="P2"><text:s text:c="4"/>&lt;/xs:complexType&gt; <text:s text:c="3"/></text:p>
      <text:p text:style-name="P2"><text:s text:c="4"/></text:p>
      <text:p text:style-name="P2"><text:s text:c="4"/>&lt;xs:complexType name="typeStudent" mixed="true"&gt;</text:p>
      <text:p text:style-name="P2"><text:s text:c="8"/>&lt;xs:sequence&gt;</text:p>
      <text:p text:style-name="P2"><text:s text:c="12"/>&lt;xs:element name="studentname" type="xs:string"/&gt;</text:p>
      <text:p text:style-name="P2"><text:s text:c="12"/>&lt;xs:element name="age" type="xs:positiveInteger"/&gt;</text:p>
      <text:p text:style-name="P2"><text:s text:c="8"/>&lt;/xs:sequence&gt;</text:p>
      <text:p text:style-name="P2"><text:s text:c="8"/>&lt;xs:attribute name="id" type="xs:ID" use="required"/&gt;</text:p>
      <text:p text:style-name="P2"><text:s text:c="4"/>&lt;/xs:complexType&gt;</text:p>
      <text:p text:style-name="P2"><text:s text:c="7"/></text:p>
      <text:p text:style-name="P2">&lt;/xs:schema&gt;</text:p>
      <text:p text:style-name="P3"/>
      <text:p text:style-name="P1"/>
      <text:p text:style-name="P1">Les dades es desen en la base de dades ExistDb: Col·lecció ‘dam2’, Document ‘school.xml’.</text:p>
      <text:p text:style-name="P1"/>
      <text:p text:style-name="P1">La relació entre grups i alumnes és (1 x n). Un alumne només pot estar inscrit a un grup.</text:p>
      <text:p text:style-name="P1"/>
      <text:p text:style-name="P1">Us proporcionem el següent material:</text:p>
      <text:list xml:id="list1167932361" text:style-name="L1">
        <text:list-item>
          <text:p text:style-name="P5">Projecte dam2-m06-uf3-SchoolAppWithExistDb amb el patró MVC implementat.</text:p>
        </text:list-item>
        <text:list-item>
          <text:p text:style-name="P9"><text:span text:style-name="Lletra_20_per_20_defecte_20_del_20_paràgraf"><text:span text:style-name="T1">Fitxer school.xsd amb la definició dels tipus de dades i estructura a validar (carpeta </text:span></text:span><text:span text:style-name="Lletra_20_per_20_defecte_20_del_20_paràgraf"><text:span text:style-name="T2">resources</text:span></text:span><text:span text:style-name="Lletra_20_per_20_defecte_20_del_20_paràgraf"><text:span text:style-name="T1">)</text:span></text:span></text:p>
        </text:list-item>
        <text:list-item>
          <text:p text:style-name="P9"><text:span text:style-name="Lletra_20_per_20_defecte_20_del_20_paràgraf"><text:span text:style-name="T1">Fitxer school.xml (carpeta </text:span></text:span><text:span text:style-name="Lletra_20_per_20_defecte_20_del_20_paràgraf"><text:span text:style-name="T2">resources</text:span></text:span><text:span text:style-name="Lletra_20_per_20_defecte_20_del_20_paràgraf"><text:span text:style-name="T1">)</text:span></text:span></text:p>
        </text:list-item>
      </text:list>
      <text:p text:style-name="P4"/>
      <text:p text:style-name="P1"/>
      <text:p text:style-name="P1">Cal dur a terme els següent passos:</text:p>
      <text:list xml:id="list3696411712" text:style-name="L2">
        <text:list-item>
          <text:p text:style-name="P6">Validar el document school.xml amb school.xsd. Corregir el fitxer xml si hi ha alguna inconsistència. </text:p>
        </text:list-item>
        <text:list-item>
          <text:p text:style-name="P8">Fer diagrama de l'arbre XML a partir de l'esquema XSD.</text:p>
        </text:list-item>
        <text:list-item>
          <text:p text:style-name="P6">Crear, si no existeix, la col·lecció dam2 a ExistDb i pujar el fitxer school.xml a la col·lecció dam2. </text:p>
        </text:list-item>
        <text:list-item>
          <text:p text:style-name="P6">Documentar els següents requisits funcionals a la classe Controller </text:p>
          <text:list>
            <text:list-item>
              <text:p text:style-name="P7">Llistar tots els grups</text:p>
            </text:list-item>
            <text:list-item>
              <text:p text:style-name="P10"><text:span text:style-name="T1">Llistar els alumnes inscrits en un grup</text:span></text:p>
            </text:list-item>
            <text:list-item>
              <text:p text:style-name="P10"><text:soft-page-break/><text:span text:style-name="T1">Llistar tots els alumnes</text:span></text:p>
            </text:list-item>
            <text:list-item>
              <text:p text:style-name="P10"><text:span text:style-name="T1">Afegir grup</text:span></text:p>
            </text:list-item>
            <text:list-item>
              <text:p text:style-name="P10"><text:span text:style-name="T1">Esborrar alumne</text:span></text:p>
            </text:list-item>
            <text:list-item>
              <text:p text:style-name="P10"><text:span text:style-name="T1">Inscriure alumne a grup</text:span></text:p>
            </text:list-item>
          </text:list>
        </text:list-item>
        <text:list-item>
          <text:p text:style-name="P7"><text:span text:style-name="Lletra_20_per_20_defecte_20_del_20_paràgraf">Implementar cada una de les funcionalitats seguint el patró MVC proporcionat en el projecte plantilla. Cal implementar en el model tots els serveis que l’aplicació necessita (classe SchoolModel.java). El model, ha d’utilitzar la classe SchoolDaoXml.java per la gestió de la persistència. Cal controlar adequadament els errors, informar sempre a l’usuari del resultat de les accions i establir una correcta comunicació entre capes de l’aplicació. </text:span></text:p>
        </text:list-item>
      </text:list>
      <text:list xml:id="list3407512210" text:style-name="L3">
        <text:list-header>
          <text:p text:style-name="P11"><text:span text:style-name="T1"/></text:p>
          <text:p text:style-name="P11"><text:span text:style-name="Lletra_20_per_20_defecte_20_del_20_paràgraf"><text:span text:style-name="T1"/></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ol_20_1" style:display-name="Títol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lista" style:family="paragraph" style:parent-style-name="Text_20_body">
      <style:paragraph-properties fo:hyphenation-ladder-count="no-limit"/>
      <style:text-properties fo:hyphenate="false" loext:hyphenation-no-caps="false"/>
    </style:style>
    <style:style style:name="L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letra_20_per_20_defecte_20_del_20_paràgraf" style:display-name="Lletra per defecte del paràgraf"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Salietti Anglarill, Maria Roser</meta:initial-creator>
    <meta:creation-date>2023-01-15T12:04:00Z</meta:creation-date>
    <dc:date>2023-01-16T14:58:45.574076807</dc:date>
    <meta:editing-cycles>7</meta:editing-cycles>
    <meta:editing-duration>PT5H6M5S</meta:editing-duration>
    <meta:document-statistic meta:table-count="0" meta:image-count="0" meta:object-count="0" meta:page-count="2" meta:paragraph-count="66" meta:word-count="343" meta:character-count="3136" meta:non-whitespace-character-count="2577"/>
    <meta:template xlink:type="simple" xlink:actuate="onRequest" xlink:title="" xlink:href="Normal"/>
  </office:meta>
</office:document-meta>
</file>